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Migu 1M" svg:font-family="'Migu 1M'" style:font-adornments="標準" style:font-pitch="variable"/>
    <style:font-face style:name="cmmi10" svg:font-family="cmmi10" style:font-adornments="太字" style:font-pitch="variable"/>
    <style:font-face style:name="eufm10" svg:font-family="eufm10" style:font-adornments="太字" style:font-pitch="variable"/>
    <style:font-face style:name="Bitstream Charter" svg:font-family="'Bitstream Charter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cfe7f5" draw:marker-start-width="0.2cm" draw:marker-end-width="0.2cm" draw:fill="gradient" draw:fill-gradient-name="Deep_20_Blue" draw:textarea-horizontal-align="left" draw:textarea-vertical-align="top" draw:auto-grow-height="false" fo:min-height="0cm" fo:min-width="0cm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ffff99" style:font-name="Migu 1M" fo:font-size="18pt" fo:font-weight="normal" style:font-name-asian="DejaVu Sans Mono" style:font-size-asian="18pt" style:font-size-complex="18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cm" svg:height="2cm" svg:x="1cm" svg:y="1cm">
          <text:p text:style-name="P1">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cm" svg:height="2cm" svg:x="1cm" svg:y="3.2cm">
          <text:p text:style-name="P1">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cm" svg:height="2cm" svg:x="6.2cm" svg:y="3.2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0cm" svg:height="2cm" svg:x="1cm" svg:y="5.4cm">
          <text:p text:style-name="P1">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cm" svg:height="1.5cm" svg:x="3.999cm" svg:y="5.9cm">
          <text:p text:style-name="P1">BACKWARD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cm" svg:height="2cm" svg:x="1cm" svg:y="7.6cm">
          <text:p text:style-name="P1">T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Migu 1M" svg:font-family="'Migu 1M'" style:font-adornments="標準" style:font-pitch="variable"/>
    <style:font-face style:name="cmmi10" svg:font-family="cmmi10" style:font-adornments="太字" style:font-pitch="variable"/>
    <style:font-face style:name="eufm10" svg:font-family="eufm10" style:font-adornments="太字" style:font-pitch="variable"/>
    <style:font-face style:name="Bitstream Charter" svg:font-family="'Bitstream Charter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Deep_20_Blue" draw:display-name="Deep Blue" draw:style="linear" draw:start-color="#204a87" draw:end-color="#729fcf" draw:start-intensity="100%" draw:end-intensity="100%" draw:angle="1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Sun-Set" draw:style="linear" draw:start-color="#333366" draw:end-color="#9999cc" draw:start-intensity="100%" draw:end-intensity="100%" draw:angle="2250" draw:border="0%"/>
    <draw:gradient draw:name="Sunburst" draw:style="radial" draw:cx="30%" draw:cy="30%" draw:start-color="#800000" draw:end-color="#ffff00" draw:start-intensity="100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09:29:52.299402124</meta:creation-date>
    <dc:date>2015-03-01T09:47:01.939115271</dc:date>
    <meta:editing-duration>PT11M5S</meta:editing-duration>
    <meta:editing-cycles>2</meta:editing-cycles>
    <meta:generator>LibreOffice/4.2.7.2$Linux_X86_64 LibreOffice_project/420m0$Build-2</meta:generator>
    <meta:document-statistic meta:object-count="6"/>
  </office:meta>
</office:document-meta>
</file>